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3">
            <text:p>Domain Size</text:p>
          </table:table-cell>
          <table:covered-table-cell/>
          <table:table-cell office:value-type="string" table:style-name="ce1">
            <text:p>dt used</text:p>
          </table:table-cell>
          <table:table-cell office:value-type="string" table:style-name="ce1">
            <text:p>max dt</text:p>
          </table:table-cell>
          <table:table-cell office:value-type="string" table:style-name="ce1">
            <text:p>L2</text:p>
          </table:table-cell>
          <table:table-cell office:value-type="string" table:style-name="ce1">
            <text:p>time (s)</text:p>
          </table:table-cell>
          <table:table-cell office:value-type="string" table:style-name="ce1">
            <text:p>iterations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0.04" table:style-name="ce1">
            <text:p>0.04</text:p>
          </table:table-cell>
          <table:table-cell office:value-type="string" table:style-name="ce1">
            <text:p>~0.053</text:p>
          </table:table-cell>
          <table:table-cell office:value-type="float" office:value="1.1214500000000001E-2" table:style-name="ce1">
            <text:p>0.0112145</text:p>
          </table:table-cell>
          <table:table-cell office:value-type="float" office:value="3.0563E-2" table:style-name="ce1">
            <text:p>0.030563</text:p>
          </table:table-cell>
          <table:table-cell office:value-type="float" office:value="245" table:style-name="ce1">
            <text:p>245</text:p>
          </table:table-cell>
          <table:table-cell table:number-columns-repeated="1637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0.02" table:style-name="ce1">
            <text:p>0.02</text:p>
          </table:table-cell>
          <table:table-cell office:value-type="string" table:style-name="ce1">
            <text:p>~0.03</text:p>
          </table:table-cell>
          <table:table-cell office:value-type="float" office:value="2.88149E-3" table:style-name="ce1">
            <text:p>0.00288149</text:p>
          </table:table-cell>
          <table:table-cell office:value-type="float" office:value="6.0185000000000002E-2" table:style-name="ce1">
            <text:p>0.060185</text:p>
          </table:table-cell>
          <table:table-cell office:value-type="float" office:value="173" table:style-name="ce1">
            <text:p>173</text:p>
          </table:table-cell>
          <table:table-cell table:number-columns-repeated="16377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0" table:style-name="ce1">
            <text:p>40</text:p>
          </table:table-cell>
          <table:table-cell office:value-type="float" office:value="8.0000000000000002E-3" table:style-name="ce1">
            <text:p>0.008</text:p>
          </table:table-cell>
          <table:table-cell office:value-type="string" table:style-name="ce1">
            <text:p>~0.009</text:p>
          </table:table-cell>
          <table:table-cell office:value-type="float" office:value="7.25079E-4" table:style-name="ce1">
            <text:p>0.000725079</text:p>
          </table:table-cell>
          <table:table-cell office:value-type="float" office:value="0.42763699999999999" table:style-name="ce1">
            <text:p>0.427637</text:p>
          </table:table-cell>
          <table:table-cell office:value-type="float" office:value="394" table:style-name="ce1">
            <text:p>394</text:p>
          </table:table-cell>
          <table:table-cell table:number-columns-repeated="16377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80" table:style-name="ce1">
            <text:p>80</text:p>
          </table:table-cell>
          <table:table-cell office:value-type="float" office:value="2.0999999999999999E-3" table:style-name="ce1">
            <text:p>0.0021</text:p>
          </table:table-cell>
          <table:table-cell office:value-type="string" table:style-name="ce1">
            <text:p>~0.0022</text:p>
          </table:table-cell>
          <table:table-cell office:value-type="float" office:value="1.8154400000000001E-4" table:style-name="ce1">
            <text:p>0.000181544</text:p>
          </table:table-cell>
          <table:table-cell office:value-type="float" office:value="6.1197299999999997" table:style-name="ce1">
            <text:p>6.11973</text:p>
          </table:table-cell>
          <table:table-cell office:value-type="float" office:value="1415" table:style-name="ce1">
            <text:p>1415</text:p>
          </table:table-cell>
          <table:table-cell table:number-columns-repeated="16377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160" table:style-name="ce1">
            <text:p>160</text:p>
          </table:table-cell>
          <table:table-cell office:value-type="float" office:value="5.0000000000000001E-4" table:style-name="ce1">
            <text:p>0.0005</text:p>
          </table:table-cell>
          <table:table-cell office:value-type="string" table:style-name="ce1">
            <text:p>~0.0006</text:p>
          </table:table-cell>
          <table:table-cell office:value-type="float" office:value="4.5313299999999999E-5" table:style-name="ce1">
            <text:p>4.53133E-05</text:p>
          </table:table-cell>
          <table:table-cell office:value-type="float" office:value="94.784499999999994" table:style-name="ce1">
            <text:p>94.7845</text:p>
          </table:table-cell>
          <table:table-cell office:value-type="float" office:value="5546" table:style-name="ce1">
            <text:p>5546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3">
            <text:p>Domain Size</text:p>
          </table:table-cell>
          <table:covered-table-cell/>
          <table:table-cell office:value-type="string" table:style-name="ce1">
            <text:p>dt</text:p>
          </table:table-cell>
          <table:table-cell office:value-type="string" table:style-name="ce1">
            <text:p>max dt</text:p>
          </table:table-cell>
          <table:table-cell office:value-type="string" table:style-name="ce1">
            <text:p>L2</text:p>
          </table:table-cell>
          <table:table-cell office:value-type="string" table:style-name="ce1">
            <text:p>time (s)</text:p>
          </table:table-cell>
          <table:table-cell office:value-type="string" table:style-name="ce1">
            <text:p>iterations</text:p>
          </table:table-cell>
          <table:table-cell table:number-columns-repeated="16377"/>
        </table:table-row>
        <table:table-row table:style-name="ro1">
          <table:table-cell office:value-type="float" office:value="25" table:number-columns-spanned="1" table:number-rows-spanned="34" table:style-name="ce3">
            <text:p>25</text:p>
          </table:table-cell>
          <table:table-cell office:value-type="float" office:value="10" table:number-columns-spanned="1" table:number-rows-spanned="34" table:style-name="ce3">
            <text:p>10</text:p>
          </table:table-cell>
          <table:table-cell office:value-type="float" office:value="9.9999999999999995E-8" table:style-name="ce1">
            <text:p>0.0000001</text:p>
          </table:table-cell>
          <table:table-cell table:style-name="ce1"/>
          <table:table-cell office:value-type="float" office:value="1.1209999999999999E-2" table:number-columns-spanned="1" table:number-rows-spanned="26" table:style-name="ce3">
            <text:p>0.01121</text:p>
          </table:table-cell>
          <table:table-cell office:value-type="float" office:value="370.68599999999998" table:style-name="ce1">
            <text:p>370.686</text:p>
          </table:table-cell>
          <table:table-cell office:value-type="float" office:value="3818889" table:style-name="ce1">
            <text:p>3818889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9.9999999999999995E-7" table:style-name="ce1">
            <text:p>0.000001</text:p>
          </table:table-cell>
          <table:table-cell table:style-name="ce1"/>
          <table:covered-table-cell/>
          <table:table-cell office:value-type="float" office:value="261.89100000000002" table:style-name="ce1">
            <text:p>261.891</text:p>
          </table:table-cell>
          <table:table-cell office:value-type="float" office:value="2707750" table:style-name="ce1">
            <text:p>2707750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1.0000000000000001E-5" table:style-name="ce1">
            <text:p>0.00001</text:p>
          </table:table-cell>
          <table:table-cell table:style-name="ce1"/>
          <table:covered-table-cell/>
          <table:table-cell office:value-type="float" office:value="31.938199999999998" table:style-name="ce1">
            <text:p>31.9382</text:p>
          </table:table-cell>
          <table:table-cell office:value-type="float" office:value="332201" table:style-name="ce1">
            <text:p>332201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1E-4" table:style-name="ce1">
            <text:p>0.0001</text:p>
          </table:table-cell>
          <table:table-cell table:style-name="ce1"/>
          <table:covered-table-cell/>
          <table:table-cell office:value-type="float" office:value="4.2162499999999996" table:style-name="ce1">
            <text:p>4.21625</text:p>
          </table:table-cell>
          <table:table-cell office:value-type="float" office:value="43578" table:style-name="ce1">
            <text:p>43578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1E-3" table:style-name="ce1">
            <text:p>0.001</text:p>
          </table:table-cell>
          <table:table-cell table:style-name="ce1"/>
          <table:covered-table-cell/>
          <table:table-cell office:value-type="float" office:value="0.45362000000000002" table:style-name="ce1">
            <text:p>0.45362</text:p>
          </table:table-cell>
          <table:table-cell office:value-type="float" office:value="4598" table:style-name="ce1">
            <text:p>4598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0.01" table:style-name="ce1">
            <text:p>0.01</text:p>
          </table:table-cell>
          <table:table-cell table:style-name="ce1"/>
          <table:covered-table-cell/>
          <table:table-cell office:value-type="float" office:value="5.7257000000000002E-2" table:style-name="ce1">
            <text:p>0.057257</text:p>
          </table:table-cell>
          <table:table-cell office:value-type="float" office:value="488" table:style-name="ce1">
            <text:p>488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0.1" table:style-name="ce1">
            <text:p>0.1</text:p>
          </table:table-cell>
          <table:table-cell table:number-columns-spanned="1" table:number-rows-spanned="7" table:style-name="ce4"/>
          <table:covered-table-cell/>
          <table:table-cell office:value-type="float" office:value="1.8142999999999999E-2" table:style-name="ce1">
            <text:p>0.01814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0.2" table:style-name="ce1">
            <text:p>0.2</text:p>
          </table:table-cell>
          <table:covered-table-cell/>
          <table:covered-table-cell/>
          <table:table-cell office:value-type="float" office:value="1.4165000000000001E-2" table:style-name="ce1">
            <text:p>0.014165</text:p>
          </table:table-cell>
          <table:table-cell office:value-type="float" office:value="43" table:style-name="ce1">
            <text:p>43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0.4" table:style-name="ce1">
            <text:p>0.4</text:p>
          </table:table-cell>
          <table:covered-table-cell/>
          <table:covered-table-cell/>
          <table:table-cell office:value-type="float" office:value="1.4496E-2" table:style-name="ce1">
            <text:p>0.014496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0.8" table:style-name="ce1">
            <text:p>0.8</text:p>
          </table:table-cell>
          <table:covered-table-cell/>
          <table:covered-table-cell/>
          <table:table-cell office:value-type="float" office:value="1.8322000000000001E-2" table:style-name="ce1">
            <text:p>0.018322</text:p>
          </table:table-cell>
          <table:table-cell office:value-type="float" office:value="79" table:style-name="ce1">
            <text:p>79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1" table:style-name="ce1">
            <text:p>1</text:p>
          </table:table-cell>
          <table:covered-table-cell/>
          <table:covered-table-cell/>
          <table:table-cell office:value-type="float" office:value="1.4437E-2" table:style-name="ce1">
            <text:p>0.014437</text:p>
          </table:table-cell>
          <table:table-cell office:value-type="float" office:value="96" table:style-name="ce1">
            <text:p>96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10" table:style-name="ce1">
            <text:p>10</text:p>
          </table:table-cell>
          <table:covered-table-cell/>
          <table:covered-table-cell/>
          <table:table-cell office:value-type="float" office:value="8.7151999999999993E-2" table:style-name="ce1">
            <text:p>0.087152</text:p>
          </table:table-cell>
          <table:table-cell office:value-type="float" office:value="788" table:style-name="ce1">
            <text:p>788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1000" table:style-name="ce1">
            <text:p>1000</text:p>
          </table:table-cell>
          <table:covered-table-cell/>
          <table:covered-table-cell/>
          <table:table-cell office:value-type="float" office:value="2.63056" table:style-name="ce1">
            <text:p>2.63056</text:p>
          </table:table-cell>
          <table:table-cell office:value-type="float" office:value="27579" table:style-name="ce1">
            <text:p>27579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10000" table:style-name="ce1">
            <text:p>10000</text:p>
          </table:table-cell>
          <table:table-cell table:style-name="ce1"/>
          <table:covered-table-cell/>
          <table:table-cell office:value-type="float" office:value="20.1965" table:style-name="ce1">
            <text:p>20.1965</text:p>
          </table:table-cell>
          <table:table-cell office:value-type="float" office:value="210781" table:style-name="ce1">
            <text:p>210781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20000" table:style-name="ce1">
            <text:p>20000</text:p>
          </table:table-cell>
          <table:table-cell table:style-name="ce1"/>
          <table:covered-table-cell/>
          <table:table-cell office:value-type="float" office:value="38.166600000000003" table:style-name="ce1">
            <text:p>38.1666</text:p>
          </table:table-cell>
          <table:table-cell office:value-type="float" office:value="400817" table:style-name="ce1">
            <text:p>400817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25000" table:style-name="ce1">
            <text:p>25000</text:p>
          </table:table-cell>
          <table:table-cell table:style-name="ce1"/>
          <table:covered-table-cell/>
          <table:table-cell office:value-type="float" office:value="47.810200000000002" table:style-name="ce1">
            <text:p>47.8102</text:p>
          </table:table-cell>
          <table:table-cell office:value-type="float" office:value="501020" table:style-name="ce1">
            <text:p>501020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26250" table:style-name="ce1">
            <text:p>26250</text:p>
          </table:table-cell>
          <table:table-cell table:style-name="ce1"/>
          <table:covered-table-cell/>
          <table:table-cell office:value-type="float" office:value="50.984699999999997" table:style-name="ce1">
            <text:p>50.9847</text:p>
          </table:table-cell>
          <table:table-cell office:value-type="float" office:value="526070" table:style-name="ce1">
            <text:p>526070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26875" table:style-name="ce1">
            <text:p>26875</text:p>
          </table:table-cell>
          <table:table-cell table:style-name="ce1"/>
          <table:covered-table-cell/>
          <table:table-cell office:value-type="float" office:value="51.779699999999998" table:style-name="ce1">
            <text:p>51.7797</text:p>
          </table:table-cell>
          <table:table-cell office:value-type="float" office:value="538596" table:style-name="ce1">
            <text:p>538596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27200" table:style-name="ce1">
            <text:p>27200</text:p>
          </table:table-cell>
          <table:table-cell table:style-name="ce1"/>
          <table:covered-table-cell/>
          <table:table-cell office:value-type="float" office:value="52.2057" table:style-name="ce1">
            <text:p>52.2057</text:p>
          </table:table-cell>
          <table:table-cell office:value-type="float" office:value="545109" table:style-name="ce1">
            <text:p>545109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27350" table:style-name="ce1">
            <text:p>27350</text:p>
          </table:table-cell>
          <table:table-cell table:style-name="ce1"/>
          <table:covered-table-cell/>
          <table:table-cell office:value-type="float" office:value="53.1083" table:style-name="ce1">
            <text:p>53.1083</text:p>
          </table:table-cell>
          <table:table-cell office:value-type="float" office:value="548115" table:style-name="ce1">
            <text:p>548115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27425" table:style-name="ce1">
            <text:p>27425</text:p>
          </table:table-cell>
          <table:table-cell table:style-name="ce1"/>
          <table:covered-table-cell/>
          <table:table-cell office:value-type="float" office:value="53.316800000000001" table:style-name="ce1">
            <text:p>53.3168</text:p>
          </table:table-cell>
          <table:table-cell office:value-type="float" office:value="549618" table:style-name="ce1">
            <text:p>549618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27440" table:style-name="ce1">
            <text:p>27440</text:p>
          </table:table-cell>
          <table:table-cell table:style-name="ce1"/>
          <table:covered-table-cell/>
          <table:table-cell office:value-type="float" office:value="52.6586" table:style-name="ce1">
            <text:p>52.6586</text:p>
          </table:table-cell>
          <table:table-cell office:value-type="float" office:value="549919" table:style-name="ce1">
            <text:p>549919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27450" table:style-name="ce1">
            <text:p>27450</text:p>
          </table:table-cell>
          <table:table-cell table:style-name="ce1"/>
          <table:covered-table-cell/>
          <table:table-cell office:value-type="float" office:value="52.794699999999999" table:style-name="ce1">
            <text:p>52.7947</text:p>
          </table:table-cell>
          <table:table-cell office:value-type="float" office:value="550119" table:style-name="ce1">
            <text:p>550119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27455" table:style-name="ce1">
            <text:p>27455</text:p>
          </table:table-cell>
          <table:table-cell table:style-name="ce1"/>
          <table:covered-table-cell/>
          <table:table-cell office:value-type="float" office:value="52.834499999999998" table:style-name="ce1">
            <text:p>52.8345</text:p>
          </table:table-cell>
          <table:table-cell office:value-type="float" office:value="550219" table:style-name="ce1">
            <text:p>550219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27457" table:style-name="ce1">
            <text:p>27457</text:p>
          </table:table-cell>
          <table:table-cell table:style-name="ce1"/>
          <table:covered-table-cell/>
          <table:table-cell office:value-type="float" office:value="52.743400000000001" table:style-name="ce1">
            <text:p>52.7434</text:p>
          </table:table-cell>
          <table:table-cell office:value-type="float" office:value="550259" table:style-name="ce1">
            <text:p>550259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27458" table:style-name="ce1">
            <text:p>27458</text:p>
          </table:table-cell>
          <table:table-cell table:style-name="ce1"/>
          <table:covered-table-cell/>
          <table:table-cell office:value-type="float" office:value="52.875900000000001" table:style-name="ce1">
            <text:p>52.8759</text:p>
          </table:table-cell>
          <table:table-cell office:value-type="float" office:value="550279" table:style-name="ce1">
            <text:p>550279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27459" table:style-name="ce1">
            <text:p>27459</text:p>
          </table:table-cell>
          <table:table-cell table:style-name="ce1"/>
          <table:table-cell office:value-type="float" office:value="7.2870000000000004E-2" table:number-columns-spanned="1" table:number-rows-spanned="8" table:style-name="ce3">
            <text:p>0.07287</text:p>
          </table:table-cell>
          <table:table-cell office:value-type="float" office:value="0.461225" table:style-name="ce1">
            <text:p>0.461225</text:p>
          </table:table-cell>
          <table:table-cell office:value-type="float" office:value="4680" table:style-name="ce1">
            <text:p>4680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27460" table:style-name="ce1">
            <text:p>27460</text:p>
          </table:table-cell>
          <table:table-cell table:style-name="ce1"/>
          <table:covered-table-cell/>
          <table:table-cell office:value-type="float" office:value="0.457621" table:style-name="ce1">
            <text:p>0.457621</text:p>
          </table:table-cell>
          <table:table-cell office:value-type="float" office:value="4680" table:style-name="ce1">
            <text:p>4680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27500" table:style-name="ce1">
            <text:p>27500</text:p>
          </table:table-cell>
          <table:table-cell table:style-name="ce1"/>
          <table:covered-table-cell/>
          <table:table-cell office:value-type="float" office:value="0.453407" table:style-name="ce1">
            <text:p>0.453407</text:p>
          </table:table-cell>
          <table:table-cell office:value-type="float" office:value="4687" table:style-name="ce1">
            <text:p>4687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30000" table:style-name="ce1">
            <text:p>30000</text:p>
          </table:table-cell>
          <table:table-cell table:style-name="ce1"/>
          <table:covered-table-cell/>
          <table:table-cell office:value-type="float" office:value="0.50443800000000005" table:style-name="ce1">
            <text:p>0.504438</text:p>
          </table:table-cell>
          <table:table-cell office:value-type="float" office:value="5113" table:style-name="ce1">
            <text:p>5113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50000" table:style-name="ce1">
            <text:p>50000</text:p>
          </table:table-cell>
          <table:table-cell table:style-name="ce1"/>
          <table:covered-table-cell/>
          <table:table-cell office:value-type="float" office:value="0.83779300000000001" table:style-name="ce1">
            <text:p>0.837793</text:p>
          </table:table-cell>
          <table:table-cell office:value-type="float" office:value="8521" table:style-name="ce1">
            <text:p>8521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100000" table:style-name="ce1">
            <text:p>100000</text:p>
          </table:table-cell>
          <table:table-cell table:style-name="ce1"/>
          <table:covered-table-cell/>
          <table:table-cell office:value-type="float" office:value="1.64398" table:style-name="ce1">
            <text:p>1.64398</text:p>
          </table:table-cell>
          <table:table-cell office:value-type="float" office:value="17041" table:style-name="ce1">
            <text:p>17041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1000000" table:style-name="ce1">
            <text:p>1000000</text:p>
          </table:table-cell>
          <table:table-cell table:style-name="ce1"/>
          <table:covered-table-cell/>
          <table:table-cell office:value-type="float" office:value="16.513200000000001" table:style-name="ce1">
            <text:p>16.5132</text:p>
          </table:table-cell>
          <table:table-cell office:value-type="float" office:value="170263" table:style-name="ce1">
            <text:p>170263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10000000" table:style-name="ce1">
            <text:p>10000000</text:p>
          </table:table-cell>
          <table:table-cell table:style-name="ce1"/>
          <table:covered-table-cell/>
          <table:table-cell office:value-type="float" office:value="162.00299999999999" table:style-name="ce1">
            <text:p>162.003</text:p>
          </table:table-cell>
          <table:table-cell office:value-type="float" office:value="1688566" table:style-name="ce1">
            <text:p>1688566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0" table:number-columns-spanned="1" table:number-rows-spanned="7" table:style-name="ce3">
            <text:p>50</text:p>
          </table:table-cell>
          <table:table-cell office:value-type="float" office:value="20" table:number-columns-spanned="1" table:number-rows-spanned="7" table:style-name="ce3">
            <text:p>20</text:p>
          </table:table-cell>
          <table:table-cell office:value-type="float" office:value="0.1" table:style-name="ce1">
            <text:p>0.1</text:p>
          </table:table-cell>
          <table:table-cell table:number-columns-spanned="1" table:number-rows-spanned="7" table:style-name="ce4"/>
          <table:table-cell office:value-type="float" office:value="2.88149E-3" table:number-columns-spanned="1" table:number-rows-spanned="8" table:style-name="ce3">
            <text:p>0.00288149</text:p>
          </table:table-cell>
          <table:table-cell office:value-type="float" office:value="2.4301E-2" table:style-name="ce1">
            <text:p>0.024301</text:p>
          </table:table-cell>
          <table:table-cell office:value-type="float" office:value="51" table:style-name="ce1">
            <text:p>51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0.15" table:style-name="ce1">
            <text:p>0.15</text:p>
          </table:table-cell>
          <table:covered-table-cell/>
          <table:covered-table-cell/>
          <table:table-cell office:value-type="float" office:value="1.9775999999999998E-2" table:style-name="ce1">
            <text:p>0.019776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0.16" table:style-name="ce1">
            <text:p>0.16</text:p>
          </table:table-cell>
          <table:covered-table-cell/>
          <table:covered-table-cell/>
          <table:table-cell office:value-type="float" office:value="1.8789E-2" table:style-name="ce1">
            <text:p>0.018789</text:p>
          </table:table-cell>
          <table:table-cell office:value-type="float" office:value="39" table:style-name="ce1">
            <text:p>39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0.2" table:style-name="ce1">
            <text:p>0.2</text:p>
          </table:table-cell>
          <table:covered-table-cell/>
          <table:covered-table-cell/>
          <table:table-cell office:value-type="float" office:value="2.9271999999999999E-2" table:style-name="ce1">
            <text:p>0.029272</text:p>
          </table:table-cell>
          <table:table-cell office:value-type="float" office:value="56" table:style-name="ce1">
            <text:p>56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0.4" table:style-name="ce1">
            <text:p>0.4</text:p>
          </table:table-cell>
          <table:covered-table-cell/>
          <table:covered-table-cell/>
          <table:table-cell office:value-type="float" office:value="4.2014000000000003E-2" table:style-name="ce1">
            <text:p>0.042014</text:p>
          </table:table-cell>
          <table:table-cell office:value-type="float" office:value="104" table:style-name="ce1">
            <text:p>104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0.8" table:style-name="ce1">
            <text:p>0.8</text:p>
          </table:table-cell>
          <table:covered-table-cell/>
          <table:covered-table-cell/>
          <table:table-cell office:value-type="float" office:value="7.1050000000000002E-2" table:style-name="ce1">
            <text:p>0.07105</text:p>
          </table:table-cell>
          <table:table-cell office:value-type="float" office:value="193" table:style-name="ce1">
            <text:p>193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1" table:style-name="ce1">
            <text:p>1</text:p>
          </table:table-cell>
          <table:covered-table-cell/>
          <table:covered-table-cell/>
          <table:table-cell office:value-type="float" office:value="8.3972000000000005E-2" table:style-name="ce1">
            <text:p>0.083972</text:p>
          </table:table-cell>
          <table:table-cell office:value-type="float" office:value="232" table:style-name="ce1">
            <text:p>232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1000" table:style-name="ce1">
            <text:p>1000</text:p>
          </table:table-cell>
          <table:table-cell table:style-name="ce1"/>
          <table:covered-table-cell/>
          <table:table-cell office:value-type="float" office:value="9.5320800000000006" table:style-name="ce1">
            <text:p>9.53208</text:p>
          </table:table-cell>
          <table:table-cell office:value-type="float" office:value="29484" table:style-name="ce1">
            <text:p>29484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10000" table:style-name="ce1">
            <text:p>10000</text:p>
          </table:table-cell>
          <table:table-cell table:style-name="ce1"/>
          <table:table-cell office:value-type="float" office:value="3.1421200000000003E-2" table:number-columns-spanned="1" table:number-rows-spanned="3" table:style-name="ce3">
            <text:p>0.0314212</text:p>
          </table:table-cell>
          <table:table-cell office:value-type="float" office:value="1.2098599999999999" table:style-name="ce1">
            <text:p>1.20986</text:p>
          </table:table-cell>
          <table:table-cell office:value-type="float" office:value="3661" table:style-name="ce1">
            <text:p>3661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100000" table:style-name="ce1">
            <text:p>100000</text:p>
          </table:table-cell>
          <table:table-cell table:style-name="ce1"/>
          <table:covered-table-cell/>
          <table:table-cell office:value-type="float" office:value="11.9689" table:style-name="ce1">
            <text:p>11.9689</text:p>
          </table:table-cell>
          <table:table-cell office:value-type="float" office:value="36568" table:style-name="ce1">
            <text:p>36568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1000000" table:style-name="ce1">
            <text:p>1000000</text:p>
          </table:table-cell>
          <table:table-cell table:style-name="ce1"/>
          <table:covered-table-cell/>
          <table:table-cell office:value-type="float" office:value="119.52800000000001" table:style-name="ce1">
            <text:p>119.528</text:p>
          </table:table-cell>
          <table:table-cell office:value-type="float" office:value="363178" table:style-name="ce1">
            <text:p>363178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0" table:number-columns-spanned="1" table:number-rows-spanned="8" table:style-name="ce3">
            <text:p>100</text:p>
          </table:table-cell>
          <table:table-cell office:value-type="float" office:value="40" table:number-columns-spanned="1" table:number-rows-spanned="8" table:style-name="ce3">
            <text:p>40</text:p>
          </table:table-cell>
          <table:table-cell office:value-type="float" office:value="0.09" table:style-name="ce1">
            <text:p>0.09</text:p>
          </table:table-cell>
          <table:table-cell table:style-name="ce1"/>
          <table:table-cell office:value-type="float" office:value="7.2508000000000002E-4" table:number-columns-spanned="1" table:number-rows-spanned="9" table:style-name="ce3">
            <text:p>0.00072508</text:p>
          </table:table-cell>
          <table:table-cell office:value-type="float" office:value="6.9731000000000001E-2" table:style-name="ce1">
            <text:p>0.069731</text:p>
          </table:table-cell>
          <table:table-cell office:value-type="float" office:value="51" table:style-name="ce1">
            <text:p>51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0.1" table:style-name="ce1">
            <text:p>0.1</text:p>
          </table:table-cell>
          <table:table-cell table:number-columns-spanned="1" table:number-rows-spanned="8" table:style-name="ce4"/>
          <table:covered-table-cell/>
          <table:table-cell office:value-type="float" office:value="6.9491999999999998E-2" table:style-name="ce1">
            <text:p>0.069492</text:p>
          </table:table-cell>
          <table:table-cell office:value-type="float" office:value="53" table:style-name="ce1">
            <text:p>53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0.2" table:style-name="ce1">
            <text:p>0.2</text:p>
          </table:table-cell>
          <table:covered-table-cell/>
          <table:covered-table-cell/>
          <table:table-cell office:value-type="float" office:value="8.5739999999999997E-2" table:style-name="ce1">
            <text:p>0.08574</text:p>
          </table:table-cell>
          <table:table-cell office:value-type="float" office:value="67" table:style-name="ce1">
            <text:p>67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0.4" table:style-name="ce1">
            <text:p>0.4</text:p>
          </table:table-cell>
          <table:covered-table-cell/>
          <table:covered-table-cell/>
          <table:table-cell office:value-type="float" office:value="0.20053599999999999" table:style-name="ce1">
            <text:p>0.200536</text:p>
          </table:table-cell>
          <table:table-cell office:value-type="float" office:value="162" table:style-name="ce1">
            <text:p>162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1" table:style-name="ce1">
            <text:p>1</text:p>
          </table:table-cell>
          <table:covered-table-cell/>
          <table:covered-table-cell/>
          <table:table-cell office:value-type="float" office:value="0.47361900000000001" table:style-name="ce1">
            <text:p>0.473619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100" table:style-name="ce1">
            <text:p>100</text:p>
          </table:table-cell>
          <table:covered-table-cell/>
          <table:covered-table-cell/>
          <table:table-cell office:value-type="float" office:value="9.5384200000000003" table:style-name="ce1">
            <text:p>9.53842</text:p>
          </table:table-cell>
          <table:table-cell office:value-type="float" office:value="8142" table:style-name="ce1">
            <text:p>8142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1000" table:style-name="ce1">
            <text:p>1000</text:p>
          </table:table-cell>
          <table:covered-table-cell/>
          <table:covered-table-cell/>
          <table:table-cell office:value-type="float" office:value="92.639099999999999" table:style-name="ce1">
            <text:p>92.6391</text:p>
          </table:table-cell>
          <table:table-cell office:value-type="float" office:value="79328" table:style-name="ce1">
            <text:p>79328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5000" table:style-name="ce1">
            <text:p>5000</text:p>
          </table:table-cell>
          <table:covered-table-cell/>
          <table:covered-table-cell/>
          <table:table-cell office:value-type="float" office:value="357.24" table:style-name="ce1">
            <text:p>357.24</text:p>
          </table:table-cell>
          <table:table-cell office:value-type="float" office:value="309990" table:style-name="ce1">
            <text:p>309990</text:p>
          </table:table-cell>
          <table:table-cell table:number-columns-repeated="16377"/>
        </table:table-row>
        <table:table-row table:style-name="ro1">
          <table:table-cell table:number-columns-repeated="3" table:style-name="ce1"/>
          <table:covered-table-cell/>
          <table:covered-table-cell/>
          <table:table-cell table:number-columns-repeated="16379" table:style-name="ce1"/>
        </table:table-row>
        <table:table-row table:style-name="ro1">
          <table:table-cell office:value-type="float" office:value="200" table:number-columns-spanned="1" table:number-rows-spanned="7" table:style-name="ce3">
            <text:p>200</text:p>
          </table:table-cell>
          <table:table-cell office:value-type="float" office:value="80" table:number-columns-spanned="1" table:number-rows-spanned="7" table:style-name="ce3">
            <text:p>80</text:p>
          </table:table-cell>
          <table:table-cell office:value-type="float" office:value="0.03" table:style-name="ce1">
            <text:p>0.03</text:p>
          </table:table-cell>
          <table:table-cell table:style-name="ce1"/>
          <table:table-cell office:value-type="float" office:value="1.8155299999999999E-4" table:number-columns-spanned="1" table:number-rows-spanned="7" table:style-name="ce3">
            <text:p>0.000181553</text:p>
          </table:table-cell>
          <table:table-cell office:value-type="float" office:value="0.58391599999999999" table:style-name="ce1">
            <text:p>0.583916</text:p>
          </table:table-cell>
          <table:table-cell office:value-type="float" office:value="123" table:style-name="ce1">
            <text:p>123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0.04" table:style-name="ce1">
            <text:p>0.04</text:p>
          </table:table-cell>
          <table:table-cell table:style-name="ce1"/>
          <table:covered-table-cell/>
          <table:table-cell office:value-type="float" office:value="0.43897700000000001" table:style-name="ce1">
            <text:p>0.438977</text:p>
          </table:table-cell>
          <table:table-cell office:value-type="float" office:value="92" table:style-name="ce1">
            <text:p>92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0.05" table:style-name="ce1">
            <text:p>0.05</text:p>
          </table:table-cell>
          <table:table-cell table:style-name="ce1"/>
          <table:covered-table-cell/>
          <table:table-cell office:value-type="float" office:value="0.44112699999999999" table:style-name="ce1">
            <text:p>0.441127</text:p>
          </table:table-cell>
          <table:table-cell office:value-type="float" office:value="92" table:style-name="ce1">
            <text:p>92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0.1" table:style-name="ce1">
            <text:p>0.1</text:p>
          </table:table-cell>
          <table:table-cell table:style-name="ce2"/>
          <table:covered-table-cell/>
          <table:table-cell office:value-type="float" office:value="0.552037" table:style-name="ce1">
            <text:p>0.552037</text:p>
          </table:table-cell>
          <table:table-cell office:value-type="float" office:value="117" table:style-name="ce1">
            <text:p>117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0.2" table:style-name="ce1">
            <text:p>0.2</text:p>
          </table:table-cell>
          <table:table-cell table:style-name="ce1"/>
          <table:covered-table-cell/>
          <table:table-cell office:value-type="float" office:value="0.92304699999999995" table:style-name="ce1">
            <text:p>0.923047</text:p>
          </table:table-cell>
          <table:table-cell office:value-type="float" office:value="198" table:style-name="ce1">
            <text:p>198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0.4" table:style-name="ce1">
            <text:p>0.4</text:p>
          </table:table-cell>
          <table:table-cell table:style-name="ce1"/>
          <table:covered-table-cell/>
          <table:table-cell office:value-type="float" office:value="1.66082" table:style-name="ce1">
            <text:p>1.66082</text:p>
          </table:table-cell>
          <table:table-cell office:value-type="float" office:value="356" table:style-name="ce1">
            <text:p>356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1" table:style-name="ce1">
            <text:p>1</text:p>
          </table:table-cell>
          <table:table-cell table:style-name="ce1"/>
          <table:covered-table-cell/>
          <table:table-cell office:value-type="float" office:value="3.6949299999999998" table:style-name="ce1">
            <text:p>3.69493</text:p>
          </table:table-cell>
          <table:table-cell office:value-type="float" office:value="789" table:style-name="ce1">
            <text:p>789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26.318300000000001" table:style-name="ce1">
            <text:p>26.3183</text:p>
          </table:table-cell>
          <table:table-cell office:value-type="float" office:value="5754" table:style-name="ce1">
            <text:p>575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160" table:style-name="ce1">
            <text:p>160</text:p>
          </table:table-cell>
          <table:table-cell office:value-type="float" office:value="0.03" table:style-name="ce1">
            <text:p>0.03</text:p>
          </table:table-cell>
          <table:table-cell table:number-columns-repeated="2" table:style-name="ce1"/>
          <table:table-cell office:value-type="float" office:value="3.0051600000000001" table:style-name="ce1">
            <text:p>3.00516</text:p>
          </table:table-cell>
          <table:table-cell office:value-type="float" office:value="162" table:style-name="ce1">
            <text:p>162</text:p>
          </table:table-cell>
          <table:table-cell table:number-columns-repeated="16377"/>
        </table:table-row>
        <table:table-row table:number-rows-repeated="104850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Nick Earle</dc:creator>
    <meta:creation-date>2018-11-20T11:52:17Z</meta:creation-date>
    <dc:date>2018-11-23T03:36:20Z</dc:date>
    <meta:editing-cycles>2</meta:editing-cycles>
    <meta:editing-duration>PT7045S</meta:editing-duration>
  </office:meta>
</office:document-meta>
</file>